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1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top"/>
      <style:paragraph-properties fo:text-align="center" fo:margin-left="0cm"/>
      <style:text-properties style:font-name="Abyssinica SIL" fo:font-size="20pt" style:text-underline-style="solid" style:text-underline-width="auto" style:text-underline-color="font-color" style:font-size-asian="20pt" style:font-size-complex="20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Abyssinica SI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7b3ca" style:text-align-source="fix" style:repeat-content="false" fo:border="0.06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DejaVu Sans" style:font-name-asian="Lohit Devanagari" style:language-complex="none" style:country-complex="none" style:language-asian="hi" style:country-asian="IN" fo:language="gl" fo:country="E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2" office:value-type="string" calcext:value-type="string" table:number-columns-spanned="6" table:number-rows-spanned="2">
            <text:p>MATERIAIS NECESARIOS E LIGAZÓNS</text:p>
          </table:table-cell>
          <table:covered-table-cell table:number-columns-repeated="4" table:style-name="ce4"/>
          <table:covered-table-cell table:style-name="ce6"/>
        </table:table-row>
        <table:table-row table:style-name="ro1">
          <table:table-cell/>
          <table:table-cell table:style-name="Default"/>
          <table:table-cell table:number-columns-repeated="2"/>
          <table:covered-table-cell table:style-name="ce3"/>
          <table:covered-table-cell table:number-columns-repeated="4" table:style-name="ce5"/>
          <table:covered-table-cell table:style-name="ce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pan text:style-name="T1">ESP32 </text:span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https://www.amazon.es/KEYESTUDIO-Desarrollo-Compatible-Bluetooth-Arduino/dp/B0BHZ8H6LM/ref=sr_1_1?__mk_es_ES=%C3%85M%C3%85%C5%BD%C3%95%C3%91&amp;crid=1MCGB7IZI63UL&amp;keywords=keyestudio+esp32+wrover&amp;qid=1682315390&amp;sprefix=keyestudio+esp32+wrover%2Caps%2C92&amp;sr=8-1</text:a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aspberry pi 400: 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https://www.amazon.es/Raspberry-Modelo-Cortex-A72-1-50GHz-Bluetooth/dp/B0CJ4XHZ4G/ref=sr_1_1_sspa?__mk_es_ES=%C3%85M%C3%85%C5%BD%C3%95%C3%91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</text:a>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DHT11: 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https://www.amazon.es/AZDelivery-KY-015-M%C3%B3dulo-temperatura-incluido/dp/B089W8DB5P/ref=sr_1_1_sspa?__mk_es_ES=%C3%85M%C3%85%C5%BD%C3%95%C3%91&amp;crid=3LP2MG7IXVATF&amp;keywords=dht11&amp;qid=1682315691&amp;sprefix=dht11%2Caps%2C107&amp;sr=8-1-spons&amp;sp_csd=d2lkZ2V0TmFtZT1zcF9hdGY&amp;psc=1&amp;smid=A1X7QLRQH87QA3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Sensor luz: 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https://www.amazon.es/M%C3%B3dulo-Fotosensible-detecci%C3%B3n-Fotorresistencia-Arduino/dp/B00VUQ6CU0/ref=sr_1_18?__mk_es_ES=%C3%85M%C3%85%C5%BD%C3%95%C3%91&amp;crid=22WX5P64TV9KI&amp;keywords=sensor+luz+arduino&amp;qid=1682315731&amp;sprefix=sensor+luz+arduino%2Caps%2C116&amp;sr=8-18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Sensor PIR: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https://www.amazon.es/AZDelivery-ultras%C3%B3nico-hc-SR04-tel%C3%A9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botón: 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+arduino&amp;qid=1716896509&amp;sprefix=boton+arduino%2Caps%2C134&amp;sr=8-1-spons&amp;sp_csd=d2lkZ2V0TmFtZT1zcF9hdGY&amp;psc=1" xlink:type="simple">https://www.amazon.es/AZDelivery-pulsador-M%C3%B3dulo-Interruptor-Arduino/dp/B07DPSMRJ6/ref=sr_1_1_sspa?__mk_es_ES=%C3%85M%C3%85%C5%BD%C3%95%C3%91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+arduino&amp;qid=1716896509&amp;sprefix=boton+arduino%2Caps%2C134&amp;sr=8-1-spons&amp;sp_csd=d2lkZ2V0TmFtZT1zcF9hdGY&amp;psc=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relé: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https://www.amazon.es/ARCELI-KY-019-M%C3%B3dulo-Shield-arduino/dp/B07BVXT1ZK/ref=sr_1_5?__mk_es_ES=%C3%85M%C3%85%C5%BD%C3%95%C3%91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</text:a></text:p>
          </table:table-cell>
          <table:table-cell table:number-columns-repeated="8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Ventilador: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https://www.amazon.es/GeeekPi-ventiladores-refrigeraci-silenciosos-ventilador/dp/B0CL41RG93/ref=sr_1_8?__mk_es_ES=%C3%85M%C3%85%C5%BD%C3%95%C3%91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</text:a></text:p>
          </table:table-cell>
          <table:table-cell table:number-columns-repeated="8"/>
        </table:table-row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LED RGB: <text:a xlink:href="https://www.amazon.es/BTF-LIGHTING-aleación-WS2812B-disipador-incorporado/dp/B088K8DVMQ/ref=sr_1_42?crid=PFSUIC77Z9BG&amp;keywords=led+rgb+ws2812b&amp;qid=1682316198&amp;sprefix=led+rgb+ws%2Caps%2C107&amp;sr=8-42" xlink:type="simple">https://www.amazon.es/BTF-LIGHTING-aleaci%C3%B3n-WS2812B-disipador-incorporado/dp/B088K8DVMQ/ref=sr_1_42?crid=PFSUIC77Z9BG&amp;keywords=led+rgb+ws2812b&amp;qid=1682316198&amp;sprefix=led+rgb+ws%2Caps%2C107&amp;sr=8-42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◦ Servo: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https://www.amazon.es/Queta-Airplane-Helicopter-Control-Remoto/dp/B07MPPF5CS/ref=sr_1_1_sspa?__mk_es_ES=%C3%85M%C3%85%C5%BD%C3%95%C3%91&amp;crid=362Z9IFL9XFKX&amp;keywords=servo+9g&amp;qid=1682316238&amp;sprefix=servo+9g%2Caps%2C106&amp;sr=8-1-spons&amp;sp_csd=d2lkZ2V0TmFtZT1zcF9hdGY&amp;psc=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◦ Zumbador: 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https://www.amazon.es/M%C3%B3dulo-zumbador-Keyestudio-ks-019-Arduino-Raspberry/dp/B077JZB12Z/ref=sr_1_1?__mk_es_ES=%C3%85M%C3%85%C5%BD%C3%95%C3%91&amp;crid=3BNC0I1HF03UE&amp;keywords=buzzer+pasivo+keyestudio&amp;qid=1682316305&amp;sprefix=buzzer+pasivo+keyestudio%2Caps%2C120&amp;sr=8-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LCD 16x2: 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https://www.amazon.es/Freenove-Display-Compatible-Arduino-Raspberry/dp/B0B76YGDV4/ref=sr_1_3_sspa?__mk_es_ES=%C3%85M%C3%85%C5%BD%C3%95%C3%91&amp;crid=3HLZI6W2SGQK6&amp;keywords=lcd+16x2&amp;qid=1682316367&amp;sprefix=lcd+16x2%2Caps%2C104&amp;sr=8-3-spons&amp;sp_csd=d2lkZ2V0TmFtZT1zcF9hdGY&amp;psc=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Cables: 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https://www.amazon.es/Macho-Hembra-Macho-Macho-Hembra-Hembra-Prototipo-Protoboard/dp/B01NGTXASZ/ref=sr_1_1_sspa?__mk_es_ES=%C3%85M%C3%85%C5%BD%C3%95%C3%91&amp;crid=3OEHZBO01KX01&amp;keywords=cable+arduino&amp;qid=1682316419&amp;sprefix=cable+arduino%2Caps%2C102&amp;sr=8-1-spons&amp;sp_csd=d2lkZ2V0TmFtZT1zcF9hdGY&amp;psc=1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limentaciçon Raspberry: 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https://www.amazon.es/Raspberry-4596-1873425/dp/B07TMPC9FG/ref=sr_1_6?__mk_es_ES=%C3%85M%C3%85%C5%BD%C3%95%C3%91&amp;crid=22G5NR8YLANA8&amp;keywords=fuente+alimentacion+raspberry&amp;qid=1682316533&amp;sprefix=fuente+alimentacion+raspberri%2Caps%2C119&amp;sr=8-6</text:a>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limentación ESP: 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https://www.amazon.es/cargador%C2%AE-Adaptador-alimentaci%C3%B3n-Reemplazo-AD-1-AD-1UL/dp/B078RTSCH7/ref=sr_1_31?__mk_es_ES=%C3%85M%C3%85%C5%BD%C3%95%C3%91&amp;crid=3GYMG4ONWS10X&amp;keywords=fuente+alimentacion+7%2C5v&amp;qid=1682316586&amp;sprefix=fuente+alimentacion+7+5v%2Caps%2C109&amp;sr=8-31</text:a></text:p>
          </table:table-cell>
          <table:table-cell table:number-columns-repeated="8"/>
        </table:table-row>
      </table:table>
      <table:table table:name="Folla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9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MATERIAIS NECESARIOS E LIGAZÓNS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8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1" table:number-rows-spanned="2">
            <text:p>Direccións e enlaces</text:p>
          </table:table-cell>
          <table:table-cell table:number-columns-repeated="2"/>
        </table:table-row>
        <table:table-row table:style-name="ro1">
          <table:table-cell table:number-columns-repeated="4"/>
          <table:covered-table-cell table:style-name="ce2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 Raspberry Pi 400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 ESP32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5" office:value-type="string" calcext:value-type="string">
            <text:p><text:s/>Sensores: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 DHT11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 Sensor de luz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 <text:a xlink:href="file:///home/a23douaehk/Documentos/Arduino_Doua/Sensor%20PIR:https://www.amazon.es/AZDelivery-ultrasónico-hc-SR04-telémetro-Raspberry/dp/B07V6BY66P/ref=sr_1_1_sspa%3F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PIR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+arduino&amp;qid=1716896509&amp;sprefix=boton+arduino%2Caps%2C134&amp;sr=8-1-spons&amp;sp_csd=d2lkZ2V0TmFtZT1zcF9hdGY&amp;psc=1" xlink:type="simple"> Botón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5" office:value-type="string" calcext:value-type="string">
            <text:p><text:s/>Actuadores: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 Relé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 Ventilador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 LED RGB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 Servo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 Zumbador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5" office:value-type="string" calcext:value-type="string">
            <text:p><text:s/>Visualizadores: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 LCD ou OLED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5" office:value-type="string" calcext:value-type="string">
            <text:p><text:s/>Fonte de alimentación: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26"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limentación Raspberry</text:a>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26"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limentación ESP</text:a>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5" office:value-type="string" calcext:value-type="string">
            <text:p><text:s/>Conectores: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 Cables dupont M-F e F-F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9:19:17.83926161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5T12:10:20.688396978</meta:creation-date>
    <dc:date>2024-06-06T09:33:13.950117075</dc:date>
    <meta:editing-duration>PT46M10S</meta:editing-duration>
    <meta:editing-cycles>3</meta:editing-cycles>
    <meta:generator>LibreOffice/6.4.7.2$Linux_X86_64 LibreOffice_project/40$Build-2</meta:generator>
    <meta:document-statistic meta:table-count="2" meta:cell-count="38" meta:object-count="0"/>
  </office:meta>
</office:document-meta>
</file>